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0cc" officeooo:paragraph-rsid="000800cc"/>
    </style:style>
    <style:style style:name="P2" style:family="paragraph" style:parent-style-name="Standard">
      <style:text-properties officeooo:rsid="000800cc" officeooo:paragraph-rsid="0009ffab"/>
    </style:style>
    <style:style style:name="P3" style:family="paragraph" style:parent-style-name="Standard">
      <style:text-properties officeooo:rsid="000a06ec" officeooo:paragraph-rsid="000a06ec"/>
    </style:style>
    <style:style style:name="P4" style:family="paragraph" style:parent-style-name="Standard">
      <style:text-properties officeooo:rsid="000abaa6" officeooo:paragraph-rsid="000abaa6"/>
    </style:style>
    <style:style style:name="P5" style:family="paragraph" style:parent-style-name="Standard">
      <style:text-properties officeooo:rsid="000abaa6" officeooo:paragraph-rsid="000f4a9e"/>
    </style:style>
    <style:style style:name="P6" style:family="paragraph" style:parent-style-name="Standard">
      <style:text-properties officeooo:rsid="000abaa6" officeooo:paragraph-rsid="0013684f"/>
    </style:style>
    <style:style style:name="P7" style:family="paragraph" style:parent-style-name="Standard">
      <style:text-properties officeooo:rsid="000abaa6" officeooo:paragraph-rsid="001d4217"/>
    </style:style>
    <style:style style:name="P8" style:family="paragraph" style:parent-style-name="Standard">
      <style:text-properties officeooo:rsid="000abaa6" officeooo:paragraph-rsid="001e5b83"/>
    </style:style>
    <style:style style:name="P9" style:family="paragraph" style:parent-style-name="Standard">
      <style:text-properties officeooo:rsid="000abaa6" officeooo:paragraph-rsid="001f0e30"/>
    </style:style>
    <style:style style:name="P10" style:family="paragraph" style:parent-style-name="Standard">
      <style:text-properties officeooo:rsid="000abaa6" officeooo:paragraph-rsid="0029fe1d"/>
    </style:style>
    <style:style style:name="P11" style:family="paragraph" style:parent-style-name="Standard">
      <style:text-properties officeooo:rsid="000abaa6" officeooo:paragraph-rsid="002aa550"/>
    </style:style>
    <style:style style:name="P12" style:family="paragraph" style:parent-style-name="Standard">
      <style:text-properties officeooo:rsid="0030d27d" officeooo:paragraph-rsid="0030d27d"/>
    </style:style>
    <style:style style:name="P13" style:family="paragraph" style:parent-style-name="Standard">
      <style:text-properties officeooo:rsid="0030d27d" officeooo:paragraph-rsid="00406fee"/>
    </style:style>
    <style:style style:name="P14" style:family="paragraph" style:parent-style-name="Standard">
      <style:text-properties officeooo:rsid="004323f6" officeooo:paragraph-rsid="004323f6"/>
    </style:style>
    <style:style style:name="P15" style:family="paragraph" style:parent-style-name="Standard">
      <style:text-properties officeooo:rsid="004323f6" officeooo:paragraph-rsid="004516cd"/>
    </style:style>
    <style:style style:name="P16" style:family="paragraph" style:parent-style-name="Standard">
      <style:text-properties officeooo:rsid="004323f6" officeooo:paragraph-rsid="00466e26"/>
    </style:style>
    <style:style style:name="P17" style:family="paragraph" style:parent-style-name="Standard">
      <style:text-properties officeooo:rsid="004323f6" officeooo:paragraph-rsid="0047a00f"/>
    </style:style>
    <style:style style:name="P18" style:family="paragraph" style:parent-style-name="Standard">
      <style:text-properties officeooo:rsid="004323f6" officeooo:paragraph-rsid="00485e3b"/>
    </style:style>
    <style:style style:name="P19" style:family="paragraph" style:parent-style-name="Standard">
      <style:text-properties officeooo:rsid="004323f6" officeooo:paragraph-rsid="0049d683"/>
    </style:style>
    <style:style style:name="P20" style:family="paragraph" style:parent-style-name="Standard">
      <style:text-properties officeooo:rsid="004323f6" officeooo:paragraph-rsid="004dcea5"/>
    </style:style>
    <style:style style:name="P21" style:family="paragraph" style:parent-style-name="Standard">
      <style:text-properties officeooo:rsid="004323f6" officeooo:paragraph-rsid="0085d7e5"/>
    </style:style>
    <style:style style:name="P22" style:family="paragraph" style:parent-style-name="Standard">
      <style:text-properties officeooo:rsid="005058be" officeooo:paragraph-rsid="005058be"/>
    </style:style>
    <style:style style:name="P23" style:family="paragraph" style:parent-style-name="Standard">
      <style:text-properties officeooo:rsid="0052383a" officeooo:paragraph-rsid="0052383a"/>
    </style:style>
    <style:style style:name="P24" style:family="paragraph" style:parent-style-name="Standard">
      <style:text-properties fo:font-weight="bold" officeooo:rsid="005058be" officeooo:paragraph-rsid="005058be" style:font-weight-asian="bold" style:font-weight-complex="bold"/>
    </style:style>
    <style:style style:name="P25" style:family="paragraph" style:parent-style-name="Standard">
      <style:text-properties fo:font-weight="bold" officeooo:rsid="00769f34" officeooo:paragraph-rsid="00769f34" style:font-weight-asian="bold" style:font-weight-complex="bold"/>
    </style:style>
    <style:style style:name="P26" style:family="paragraph" style:parent-style-name="Standard">
      <style:text-properties fo:font-weight="bold" officeooo:rsid="00805d75" officeooo:paragraph-rsid="00805d75" style:font-weight-asian="bold" style:font-weight-complex="bold"/>
    </style:style>
    <style:style style:name="P27" style:family="paragraph" style:parent-style-name="Standard">
      <style:text-properties fo:font-weight="bold" officeooo:rsid="000800cc" officeooo:paragraph-rsid="000800cc" style:font-weight-asian="bold" style:font-weight-complex="bold"/>
    </style:style>
    <style:style style:name="P28" style:family="paragraph" style:parent-style-name="Standard">
      <style:text-properties fo:font-weight="normal" officeooo:rsid="00769f34" officeooo:paragraph-rsid="00769f34" style:font-weight-asian="normal" style:font-weight-complex="normal"/>
    </style:style>
    <style:style style:name="P29" style:family="paragraph" style:parent-style-name="Standard">
      <style:text-properties officeooo:rsid="008b4e08" officeooo:paragraph-rsid="008b4e08"/>
    </style:style>
    <style:style style:name="P30" style:family="paragraph" style:parent-style-name="Standard">
      <style:text-properties officeooo:rsid="008bd8a5" officeooo:paragraph-rsid="008bd8a5"/>
    </style:style>
    <style:style style:name="P31" style:family="paragraph" style:parent-style-name="Standard">
      <style:text-properties fo:font-size="14pt" fo:font-weight="bold" officeooo:rsid="00962d3c" officeooo:paragraph-rsid="00962d3c" style:font-size-asian="14pt" style:font-weight-asian="bold" style:font-size-complex="14pt" style:font-weight-complex="bold"/>
    </style:style>
    <style:style style:name="P32" style:family="paragraph" style:parent-style-name="Standard">
      <style:text-properties officeooo:rsid="004516cd" officeooo:paragraph-rsid="0085d7e5"/>
    </style:style>
    <style:style style:name="P3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52383a" officeooo:paragraph-rsid="0052383a"/>
    </style:style>
    <style:style style:name="P3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769f34" officeooo:paragraph-rsid="00769f34" style:font-weight-asian="normal" style:font-weight-complex="normal"/>
    </style:style>
    <style:style style:name="P3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0800cc" officeooo:paragraph-rsid="000800cc" style:font-weight-asian="bold" style:font-weight-complex="bold"/>
    </style:style>
    <style:style style:name="P36" style:family="paragraph" style:parent-style-name="Standard">
      <style:text-properties officeooo:rsid="0030d27d" officeooo:paragraph-rsid="0030d27d"/>
    </style:style>
    <style:style style:name="P37" style:family="paragraph" style:parent-style-name="Standard">
      <style:text-properties officeooo:rsid="009f0425" officeooo:paragraph-rsid="009f0425"/>
    </style:style>
    <style:style style:name="T1" style:family="text">
      <style:text-properties officeooo:rsid="0009ffab"/>
    </style:style>
    <style:style style:name="T2" style:family="text">
      <style:text-properties officeooo:rsid="000abaa6"/>
    </style:style>
    <style:style style:name="T3" style:family="text">
      <style:text-properties officeooo:rsid="000ba3e3"/>
    </style:style>
    <style:style style:name="T4" style:family="text">
      <style:text-properties officeooo:rsid="000dc4c8"/>
    </style:style>
    <style:style style:name="T5" style:family="text">
      <style:text-properties officeooo:rsid="0017cca2"/>
    </style:style>
    <style:style style:name="T6" style:family="text">
      <style:text-properties officeooo:rsid="001b7050"/>
    </style:style>
    <style:style style:name="T7" style:family="text">
      <style:text-properties officeooo:rsid="00247bf7"/>
    </style:style>
    <style:style style:name="T8" style:family="text">
      <style:text-properties officeooo:rsid="0030d27d"/>
    </style:style>
    <style:style style:name="T9" style:family="text">
      <style:text-properties officeooo:rsid="00348d58"/>
    </style:style>
    <style:style style:name="T10" style:family="text">
      <style:text-properties officeooo:rsid="0039e7aa"/>
    </style:style>
    <style:style style:name="T11" style:family="text">
      <style:text-properties officeooo:rsid="003dbe35"/>
    </style:style>
    <style:style style:name="T12" style:family="text">
      <style:text-properties officeooo:rsid="00406fee"/>
    </style:style>
    <style:style style:name="T13" style:family="text">
      <style:text-properties officeooo:rsid="004144fd"/>
    </style:style>
    <style:style style:name="T14" style:family="text">
      <style:text-properties officeooo:rsid="0044e510"/>
    </style:style>
    <style:style style:name="T15" style:family="text">
      <style:text-properties officeooo:rsid="004516cd"/>
    </style:style>
    <style:style style:name="T16" style:family="text">
      <style:text-properties officeooo:rsid="00466e26"/>
    </style:style>
    <style:style style:name="T17" style:family="text">
      <style:text-properties officeooo:rsid="0047a00f"/>
    </style:style>
    <style:style style:name="T18" style:family="text">
      <style:text-properties officeooo:rsid="00485e3b"/>
    </style:style>
    <style:style style:name="T19" style:family="text">
      <style:text-properties officeooo:rsid="0049d683"/>
    </style:style>
    <style:style style:name="T20" style:family="text">
      <style:text-properties officeooo:rsid="004ac42f"/>
    </style:style>
    <style:style style:name="T21" style:family="text">
      <style:text-properties officeooo:rsid="004ba76e"/>
    </style:style>
    <style:style style:name="T22" style:family="text">
      <style:text-properties officeooo:rsid="004dcea5"/>
    </style:style>
    <style:style style:name="T23" style:family="text">
      <style:text-properties officeooo:rsid="004e119b"/>
    </style:style>
    <style:style style:name="T24" style:family="text">
      <style:text-properties officeooo:rsid="0052383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5b67b4" style:font-weight-asian="bold" style:font-weight-complex="bold"/>
    </style:style>
    <style:style style:name="T27" style:family="text">
      <style:text-properties fo:font-weight="bold" officeooo:rsid="005f0706" style:font-weight-asian="bold" style:font-weight-complex="bold"/>
    </style:style>
    <style:style style:name="T28" style:family="text">
      <style:text-properties fo:font-weight="bold" officeooo:rsid="000ba3e3" style:font-weight-asian="bold" style:font-weight-complex="bold"/>
    </style:style>
    <style:style style:name="T29" style:family="text">
      <style:text-properties fo:font-weight="bold" officeooo:rsid="0017cca2" style:font-weight-asian="bold" style:font-weight-complex="bold"/>
    </style:style>
    <style:style style:name="T30" style:family="text">
      <style:text-properties fo:font-weight="bold" officeooo:rsid="00247bf7" style:font-weight-asian="bold" style:font-weight-complex="bold"/>
    </style:style>
    <style:style style:name="T31" style:family="text">
      <style:text-properties fo:font-weight="bold" officeooo:rsid="0030d27d" style:font-weight-asian="bold" style:font-weight-complex="bold"/>
    </style:style>
    <style:style style:name="T32" style:family="text">
      <style:text-properties fo:font-weight="bold" officeooo:rsid="0039e7aa" style:font-weight-asian="bold" style:font-weight-complex="bold"/>
    </style:style>
    <style:style style:name="T33" style:family="text">
      <style:text-properties fo:font-weight="bold" officeooo:rsid="00750e81" style:font-weight-asian="bold" style:font-weight-complex="bold"/>
    </style:style>
    <style:style style:name="T34" style:family="text">
      <style:text-properties fo:font-weight="bold" officeooo:rsid="007ae670" style:font-weight-asian="bold" style:font-weight-complex="bold"/>
    </style:style>
    <style:style style:name="T35" style:family="text">
      <style:text-properties fo:font-weight="bold" officeooo:rsid="006a4359" style:font-weight-asian="bold" style:font-weight-complex="bold"/>
    </style:style>
    <style:style style:name="T36" style:family="text">
      <style:text-properties officeooo:rsid="007ae670"/>
    </style:style>
    <style:style style:name="T37" style:family="text">
      <style:text-properties officeooo:rsid="0091f00d"/>
    </style:style>
    <style:style style:name="T38" style:family="text">
      <style:text-properties officeooo:rsid="009dae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Name : Rohini Lokare</text:p>
      <text:p text:style-name="P30">Assignment <text:span text:style-name="T38">(1)</text:span>: Create Schema for NoSQL database containing Online course taking module. </text:p>
      <text:p text:style-name="P35"/>
      <text:p text:style-name="P27"/>
      <text:p text:style-name="P27"/>
      <text:p text:style-name="P1">1 <text:s/>. Database --------- onlinecoursedb </text:p>
      <text:p text:style-name="P2"><text:tab/><text:span text:style-name="T1">use </text:span>onlinecoursedb </text:p>
      <text:p text:style-name="P2">*****************************************</text:p>
      <text:p text:style-name="P3">2. <text:span text:style-name="T2">Collections / Table</text:span></text:p>
      <text:p text:style-name="P3">- <text:span text:style-name="T2">User</text:span></text:p>
      <text:p text:style-name="P4">- course</text:p>
      <text:p text:style-name="P4">- user_courses</text:p>
      <text:p text:style-name="P4">- Questions</text:p>
      <text:p text:style-name="P4">- Answer</text:p>
      <text:p text:style-name="P4">- <text:span text:style-name="T23">Assignment</text:span></text:p>
      <text:p text:style-name="P4">-<text:span text:style-name="T37">UserAssignmentDetails</text:span></text:p>
      <text:p text:style-name="P4"/>
      <text:p text:style-name="P4"/>
      <text:p text:style-name="P4"/>
      <text:p text:style-name="P31">Collections :</text:p>
      <text:p text:style-name="P4">**************************** <text:span text:style-name="T28">User Collection</text:span><text:span text:style-name="T3"> ************************* </text:span></text:p>
      <text:p text:style-name="P4">db.createCollection("User")</text:p>
      <text:p text:style-name="P4">-----------------------------</text:p>
      <text:p text:style-name="P4">db.User.insert(<text:span text:style-name="T4">[</text:span>{</text:p>
      <text:p text:style-name="P4">... user_id : 1,</text:p>
      <text:p text:style-name="P4">... user_name : "rohini",</text:p>
      <text:p text:style-name="P4">... user_contact : 8308811170</text:p>
      <text:p text:style-name="P4">... },</text:p>
      <text:p text:style-name="P5">{ user_id : 2, user_name : "Rani", user_contact : 9823568691 }, </text:p>
      <text:p text:style-name="P5">{ user_id : 3, user_name : "rohit", user_contact : 9956823147 }, </text:p>
      <text:p text:style-name="P5">{ user_id : 4, user_name : "vaibhav", user_contact : 7458623153 },</text:p>
      <text:p text:style-name="P6">{ user_id : 05, user_name : "Rahul", user_contact : 9825668691 }, </text:p>
      <text:p text:style-name="P6">{ user_id : 06, user_name : "rakul", user_contact : 956565557 }])</text:p>
      <text:p text:style-name="P6"/>
      <text:p text:style-name="P6">------------------------------------- </text:p>
      <text:p text:style-name="P6">db.User.find()</text:p>
      <text:p text:style-name="P6"/>
      <text:p text:style-name="P6">***************************** <text:span text:style-name="T35">C</text:span><text:span text:style-name="T29">ourse Collection</text:span><text:span text:style-name="T5"> ************************** </text:span></text:p>
      <text:p text:style-name="P6"><text:s/>db.createCollection("course")</text:p>
      <text:p text:style-name="P6">----------------------------------</text:p>
      <text:p text:style-name="P6">db.course.insert(<text:span text:style-name="T6">[</text:span>{</text:p>
      <text:p text:style-name="P6">... course_id : 1,</text:p>
      <text:p text:style-name="P6">... course_name : "Java"</text:p>
      <text:p text:style-name="P6">... },</text:p>
      <text:p text:style-name="P6">... {</text:p>
      <text:p text:style-name="P6">... course_id : 2,</text:p>
      <text:p text:style-name="P6">... course_name : "Ruby"</text:p>
      <text:p text:style-name="P7">... },</text:p>
      <text:p text:style-name="P7">{ course_id : 3, course_name : "Machine Learning" },</text:p>
      <text:p text:style-name="P8">{ course_id : 4, course_name : "Java Script" }, </text:p>
      <text:p text:style-name="P8">{ course_id : 5, course_name : "Python" },</text:p>
      <text:p text:style-name="P9">{ course_id : 6, course_name : "Angular JS" }, </text:p>
      <text:p text:style-name="P9"><text:soft-page-break/>{ course_id : 7, course_name : "ReactJS" }</text:p>
      <text:p text:style-name="P7"><text:span text:style-name="T6">]</text:span>)</text:p>
      <text:p text:style-name="P6">-------------------------------------------</text:p>
      <text:p text:style-name="P6">db.course.find()</text:p>
      <text:p text:style-name="P6"/>
      <text:p text:style-name="P6"/>
      <text:p text:style-name="P6">*********************** <text:span text:style-name="T30">User Courses Collection</text:span><text:span text:style-name="T7">****************</text:span></text:p>
      <text:p text:style-name="P6"><text:s/>db.<text:span text:style-name="T7">createCollection(“</text:span>user_courses”<text:span text:style-name="T7">)</text:span></text:p>
      <text:p text:style-name="P6"/>
      <text:p text:style-name="P6">-------------------------- </text:p>
      <text:p text:style-name="P6"><text:s/>db.user_courses.insert([{</text:p>
      <text:p text:style-name="P6">... user_id : 1,</text:p>
      <text:p text:style-name="P6">... course_id : 2</text:p>
      <text:p text:style-name="P6">... },</text:p>
      <text:p text:style-name="P6">... {</text:p>
      <text:p text:style-name="P6">... user_id : 1,</text:p>
      <text:p text:style-name="P6">... course_id : 5</text:p>
      <text:p text:style-name="P6">... },</text:p>
      <text:p text:style-name="P6">... {</text:p>
      <text:p text:style-name="P6">... user_id : 2,</text:p>
      <text:p text:style-name="P6">... course_id : 3</text:p>
      <text:p text:style-name="P6">... },</text:p>
      <text:p text:style-name="P6">... {user_id : 3,</text:p>
      <text:p text:style-name="P6">... course_id : 3</text:p>
      <text:p text:style-name="P10">... },</text:p>
      <text:p text:style-name="P11">{ user_id : 4, course_id : 5 }, </text:p>
      <text:p text:style-name="P11">{ user_id : 5, course_id : 7 }, </text:p>
      <text:p text:style-name="P11">{ user_id : 6, course_id : 5 }, </text:p>
      <text:p text:style-name="P11">{user_id : 2, course_id : 3 }</text:p>
      <text:p text:style-name="P10">])</text:p>
      <text:p text:style-name="P10"/>
      <text:p text:style-name="P10"/>
      <text:p text:style-name="P10">--------------------------- </text:p>
      <text:p text:style-name="P10">db.user_courses.find()</text:p>
      <text:p text:style-name="P10"/>
      <text:p text:style-name="P10"/>
      <text:p text:style-name="P10">*************************** <text:s text:c="2"/><text:span text:style-name="T31">Question Collection</text:span><text:span text:style-name="T8"> *******************</text:span></text:p>
      <text:p text:style-name="P10"><text:s/>db.createCollection("Questions") </text:p>
      <text:p text:style-name="P12">----------------------------------------------------- </text:p>
      <text:p text:style-name="P12"/>
      <text:p text:style-name="P12">for(var i = <text:span text:style-name="T9">1</text:span>; i &lt; 200 ; i++){</text:p>
      <text:p text:style-name="P13">... db.Questions.insert(<text:span text:style-name="T12">[</text:span>{Que_id : i <text:s/>, <text:span text:style-name="T11">Question : “ what is your name ?”</text:span>},</text:p>
      <text:p text:style-name="P13">{Que_id : i<text:span text:style-name="T13">+1</text:span> <text:s/>, <text:span text:style-name="T11">Question : “ what is your surname?”</text:span>}</text:p>
      <text:p text:style-name="P13">{Que_id : i<text:span text:style-name="T13">+2</text:span> <text:s/>, <text:span text:style-name="T11">Question : “ what is your school name ?”</text:span>}</text:p>
      <text:p text:style-name="P13">{Que_id : i<text:span text:style-name="T13">+3</text:span> <text:s/>, <text:span text:style-name="T11">Question : “ whose your best friend ? ”</text:span>}</text:p>
      <text:p text:style-name="P13">{Que_id : i<text:span text:style-name="T13">+4</text:span> <text:s/>, <text:span text:style-name="T11">Question : “ what are the types of data? ”</text:span>}</text:p>
      <text:p text:style-name="P13">{Que_id : i<text:span text:style-name="T13">+5</text:span> <text:s/>, <text:span text:style-name="T11">Question : “ what is machine learning ”</text:span>}</text:p>
      <text:p text:style-name="P13">)</text:p>
      <text:p text:style-name="P12">... }</text:p>
      <text:p text:style-name="P12"/>
      <text:p text:style-name="P12">------------------------ </text:p>
      <text:p text:style-name="P12">db.Questions.find() </text:p>
      <text:p text:style-name="P12"><text:soft-page-break/></text:p>
      <text:p text:style-name="P12">***************************** <text:span text:style-name="T32">Answer Collection</text:span><text:span text:style-name="T10"> *************************** </text:span></text:p>
      <text:p text:style-name="P12">db.createCollection("Answer")</text:p>
      <text:p text:style-name="P12">------------------------------------------------</text:p>
      <text:p text:style-name="P12"><text:s/>db.Answer.insert([</text:p>
      <text:p text:style-name="P12">{ "_id" : ObjectId("5d271eccd1fd6d8d60ec2d41"), "ans_id" : 1, "correct_answer" : "A", "Que_id" : 1, "options" : "A,B,C,D" },</text:p>
      <text:p text:style-name="P12">{ "_id" : ObjectId("5d271eccd1fd6d8d60ec2d42"), "ans_id" : 2, "correct_answer" : "B", "Que_id" : 2, "options" : "A,B,C,D" },</text:p>
      <text:p text:style-name="P12">{ "_id" : ObjectId("5d271eccd1fd6d8d60ec2d43"), "ans_id" : 3, "correct_answer" : "C", "Que_id" : 3, "options" : "A,B,C,D" },</text:p>
      <text:p text:style-name="P12">{ "_id" : ObjectId("5d271eccd1fd6d8d60ec2d44"), "ans_id" : 4, "correct_answer" : "D", "Que_id" : 4, "options" : "A,B,C,D" },</text:p>
      <text:p text:style-name="P12">{ "_id" : ObjectId("5d271eccd1fd6d8d60ec2d45"), "ans_id" : 5, "correct_answer" : "A", "Que_id" : 5, "options" : "A,B,C,D" },</text:p>
      <text:p text:style-name="P12">{ "_id" : ObjectId("5d271eccd1fd6d8d60ec2d46"), "ans_id" : 6, "correct_answer" : "B", "Que_id" : 6, "options" : "A,B,C,D" },</text:p>
      <text:p text:style-name="P12">{ "_id" : ObjectId("5d271eccd1fd6d8d60ec2d47"), "ans_id" : 7, "correct_answer" : "C", "Que_id" : 7, "options" : "A,B,C,D" },</text:p>
      <text:p text:style-name="P12">{ "_id" : ObjectId("5d271eccd1fd6d8d60ec2d48"), "ans_id" : 8, "correct_answer" : "D", "Que_id" : 8, "options" : "A,B,C,D" },</text:p>
      <text:p text:style-name="P12">{ "_id" : ObjectId("5d271eccd1fd6d8d60ec2d49"), "ans_id" : 9, "correct_answer" : "A", "Que_id" : 9, "options" : "A,B,C,D" },</text:p>
      <text:p text:style-name="P12">{ "_id" : ObjectId("5d271eccd1fd6d8d60ec2d4a"), "ans_id" : 10, "correct_answer" : "B", "Que_id" : 10, "options" : "A,B,C,D" },</text:p>
      <text:p text:style-name="P12">{ "_id" : ObjectId("5d271eccd1fd6d8d60ec2d4b"), "ans_id" : 11, "correct_answer" : "C", "Que_id" : 11, "options" : "A,B,C,D" },</text:p>
      <text:p text:style-name="P12">{ "_id" : ObjectId("5d271eccd1fd6d8d60ec2d4c"), "ans_id" : 12, "correct_answer" : "D", "Que_id" : 12, "options" : "A,B,C,D" },</text:p>
      <text:p text:style-name="P12">{ "_id" : ObjectId("5d271eccd1fd6d8d60ec2d4d"), "ans_id" : 13, "correct_answer" : "A", "Que_id" : 13, "options" : "A,B,C,D" },</text:p>
      <text:p text:style-name="P12">{ "_id" : ObjectId("5d271eccd1fd6d8d60ec2d4e"), "ans_id" : 14, "correct_answer" : "B", "Que_id" : 14, "options" : "A,B,C,D" },</text:p>
      <text:p text:style-name="P12">{ "_id" : ObjectId("5d271eccd1fd6d8d60ec2d4f"), "ans_id" : 15, "correct_answer" : "C", "Que_id" : 15, "options" : "A,B,C,D" }</text:p>
      <text:p text:style-name="P37">])</text:p>
      <text:p text:style-name="P12"/>
      <text:p text:style-name="P12"/>
      <text:p text:style-name="P14">********************* <text:span text:style-name="T25">Course Question</text:span> ******************************* </text:p>
      <text:p text:style-name="P15"><text:s/><text:span text:style-name="T15">db.createCollection(“CourseQuestion”)</text:span></text:p>
      <text:p text:style-name="P15"/>
      <text:p text:style-name="P15">----------------------------------------------- </text:p>
      <text:p text:style-name="P15"/>
      <text:p text:style-name="P15">for(var i=0 ; i&lt;4 ; i++){</text:p>
      <text:p text:style-name="P14">... db.CourseQuestion.insert({course_id : <text:span text:style-name="T14">1</text:span> , Que_id : i})</text:p>
      <text:p text:style-name="P14">... }</text:p>
      <text:p text:style-name="P14"/>
      <text:p text:style-name="P16">for(var i=<text:span text:style-name="T21">4</text:span> ; i&lt;<text:span text:style-name="T16">10</text:span> ; i++){</text:p>
      <text:p text:style-name="P16">... db.CourseQuestion.insert({course_id : <text:span text:style-name="T16">2</text:span> , Que_id : i})</text:p>
      <text:p text:style-name="P16">... }</text:p>
      <text:p text:style-name="P14"/>
      <text:p text:style-name="P17">for(var i=<text:span text:style-name="T17">10</text:span> ; i&lt;<text:span text:style-name="T16">15</text:span> ; i++){</text:p>
      <text:p text:style-name="P17"><text:soft-page-break/>... db.CourseQuestion.insert({course_id : <text:span text:style-name="T17">3</text:span> , Que_id : i})</text:p>
      <text:p text:style-name="P17">... }</text:p>
      <text:p text:style-name="P17"/>
      <text:p text:style-name="P18">for(var i=<text:span text:style-name="T18">15</text:span> ; i&lt;<text:span text:style-name="T18">20</text:span> ; i++){</text:p>
      <text:p text:style-name="P18">... db.CourseQuestion.insert({course_id : <text:span text:style-name="T18">4</text:span>, Que_id : i})</text:p>
      <text:p text:style-name="P18">... }</text:p>
      <text:p text:style-name="P18"/>
      <text:p text:style-name="P19">for(var i=<text:span text:style-name="T19">20</text:span> ; i&lt;<text:span text:style-name="T19">25</text:span>; i++){</text:p>
      <text:p text:style-name="P19">... db.CourseQuestion.insert({course_id : <text:span text:style-name="T20">5</text:span>, Que_id : i})</text:p>
      <text:p text:style-name="P19">... }</text:p>
      <text:p text:style-name="P19"/>
      <text:p text:style-name="P20">for(var i=<text:span text:style-name="T19">25</text:span> ; i&lt;<text:span text:style-name="T22">30</text:span>; i++){</text:p>
      <text:p text:style-name="P20">... db.CourseQuestion.insert({course_id : <text:span text:style-name="T22">6</text:span>, Que_id : i})</text:p>
      <text:p text:style-name="P20">... }</text:p>
      <text:p text:style-name="P20"/>
      <text:p text:style-name="P20">*********************** <text:span text:style-name="T34">User Assignment Details Collection </text:span><text:span text:style-name="T36">************** </text:span></text:p>
      <text:p text:style-name="P32">db.createCollection(“UserAssignmentDetails”)</text:p>
      <text:p text:style-name="P21">------------------------------------------------------------</text:p>
      <text:p text:style-name="P20">db.UserAssignmentDetails.insert([</text:p>
      <text:p text:style-name="P20"><text:tab/>{</text:p>
      <text:p text:style-name="P20"><text:tab/>"user_id" : 1,</text:p>
      <text:p text:style-name="P20"><text:tab/>"Course_id" : 1,</text:p>
      <text:p text:style-name="P20"><text:tab/>"Ass_id" : 1,</text:p>
      <text:p text:style-name="P20"><text:tab/>"Que_id" : 2,</text:p>
      <text:p text:style-name="P20"><text:tab/>"Ans_id" : 2,</text:p>
      <text:p text:style-name="P20"><text:tab/>"Answer" : "B"</text:p>
      <text:p text:style-name="P20"><text:tab/>},</text:p>
      <text:p text:style-name="P20"><text:tab/><text:tab/>{</text:p>
      <text:p text:style-name="P20"><text:tab/>"user_id" : 2,</text:p>
      <text:p text:style-name="P20"><text:tab/>"Course_id" : 2,</text:p>
      <text:p text:style-name="P20"><text:tab/>"Ass_id" : 2,</text:p>
      <text:p text:style-name="P20"><text:tab/>"Que_id" : 10,</text:p>
      <text:p text:style-name="P20"><text:tab/>"Ans_id" : 10,</text:p>
      <text:p text:style-name="P20"><text:tab/>"Answer" : "B"</text:p>
      <text:p text:style-name="P20"><text:tab/>},</text:p>
      <text:p text:style-name="P20"><text:tab/>{</text:p>
      <text:p text:style-name="P20"><text:tab/>"user_id" : 3,</text:p>
      <text:p text:style-name="P20"><text:tab/>"Course_id" : 3,</text:p>
      <text:p text:style-name="P20"><text:tab/>"Ass_id" : 3,</text:p>
      <text:p text:style-name="P20"><text:tab/>"Que_id" : 17,</text:p>
      <text:p text:style-name="P20"><text:tab/>"Ans_id" : 17,</text:p>
      <text:p text:style-name="P20"><text:tab/>"Answer" : "C"</text:p>
      <text:p text:style-name="P20"><text:tab/>},</text:p>
      <text:p text:style-name="P20"><text:tab/>{</text:p>
      <text:p text:style-name="P20"><text:tab/>"user_id" : 3,</text:p>
      <text:p text:style-name="P20"><text:tab/>"Course_id" : 3,</text:p>
      <text:p text:style-name="P20"><text:tab/>"Ass_id" : 3,</text:p>
      <text:p text:style-name="P20"><text:tab/>"Que_id" : 18,</text:p>
      <text:p text:style-name="P20"><text:tab/>"Ans_id" : 18,</text:p>
      <text:p text:style-name="P20"><text:tab/>"Answer" : "C"</text:p>
      <text:p text:style-name="P20"><text:tab/>},</text:p>
      <text:p text:style-name="P20"><text:tab/>{</text:p>
      <text:p text:style-name="P20"><text:soft-page-break/><text:tab/>"user_id" : 1,</text:p>
      <text:p text:style-name="P20"><text:tab/>"Course_id" : 1,</text:p>
      <text:p text:style-name="P20"><text:tab/>"Ass_id" : 5,</text:p>
      <text:p text:style-name="P20"><text:tab/>"Que_id" : 25,</text:p>
      <text:p text:style-name="P20"><text:tab/>"Ans_id" : 25,</text:p>
      <text:p text:style-name="P20"><text:tab/>"Answer" : "B"</text:p>
      <text:p text:style-name="P20"><text:tab/>}])</text:p>
      <text:p text:style-name="P20"/>
      <text:p text:style-name="P20">******************************************************************************</text:p>
      <text:p text:style-name="P22">***************************** <text:s text:c="4"/>Query <text:s text:c="5"/>**************************************</text:p>
      <text:p text:style-name="P22">******************************************************************************</text:p>
      <text:p text:style-name="P24">1. Find out <text:span text:style-name="T24">Courses Belongs to user</text:span></text:p>
      <text:p text:style-name="P23">Query :</text:p>
      <text:p text:style-name="P23">--------------------------------- <text:span text:style-name="T25">display all user </text:span><text:span text:style-name="T26">courses</text:span>----------------</text:p>
      <text:p text:style-name="P23">db.user_courses.aggregate({</text:p>
      <text:p text:style-name="P23">$lookup:</text:p>
      <text:p text:style-name="P23"><text:s text:c="4"/>{</text:p>
      <text:p text:style-name="P23"><text:s text:c="8"/>from: "course",</text:p>
      <text:p text:style-name="P23"><text:s text:c="8"/>localField: "course_id",</text:p>
      <text:p text:style-name="P23"><text:s text:c="8"/>foreignField : "course_id",</text:p>
      <text:p text:style-name="P23"><text:s text:c="8"/>as: "course_name"</text:p>
      <text:p text:style-name="P23"><text:s text:c="4"/>}</text:p>
      <text:p text:style-name="P23">}).toArray();</text:p>
      <text:p text:style-name="P23"/>
      <text:p text:style-name="P23"/>
      <text:p text:style-name="P23"/>
      <text:p text:style-name="P23">-------------------------------- <text:span text:style-name="T25">For particular user ID ,</text:span><text:span text:style-name="T27">Course Name</text:span><text:span text:style-name="T33">s</text:span>------------</text:p>
      <text:p text:style-name="P23">db.user_courses.aggregate([{</text:p>
      <text:p text:style-name="P23">$lookup:</text:p>
      <text:p text:style-name="P23"><text:s text:c="4"/>{</text:p>
      <text:p text:style-name="P23"><text:s text:c="8"/>from: "course",</text:p>
      <text:p text:style-name="P23"><text:s text:c="8"/>localField: "course_id",</text:p>
      <text:p text:style-name="P23"><text:s text:c="8"/>foreignField : "course_id",</text:p>
      <text:p text:style-name="P23"><text:s text:c="8"/>as: "Course_Details"</text:p>
      <text:p text:style-name="P23"><text:s text:c="4"/>}</text:p>
      <text:p text:style-name="P23">},</text:p>
      <text:p text:style-name="P23">{</text:p>
      <text:p text:style-name="P23"><text:tab/>$match :{</text:p>
      <text:p text:style-name="P23"><text:tab/>"user_id" : 1</text:p>
      <text:p text:style-name="P23"><text:tab/>}</text:p>
      <text:p text:style-name="P23">},</text:p>
      <text:p text:style-name="P23">{</text:p>
      <text:p text:style-name="P23"><text:tab/>"$project": {</text:p>
      <text:p text:style-name="P23"><text:tab/><text:tab/>"Course_Details": {"course_name": 1}</text:p>
      <text:p text:style-name="P23"><text:tab/>}</text:p>
      <text:p text:style-name="P23">}</text:p>
      <text:p text:style-name="P23">]).toArray();</text:p>
      <text:p text:style-name="P33"/>
      <text:p text:style-name="P23"><text:s text:c="2"/></text:p>
      <text:p text:style-name="P25">2. How many questions assignment of course user answered</text:p>
      <text:p text:style-name="P25"/>
      <text:p text:style-name="P28">db.UserAssignmentDetails.find(</text:p>
      <text:p text:style-name="P28"><text:soft-page-break/><text:s text:c="3"/>{</text:p>
      <text:p text:style-name="P28"><text:s text:c="6"/>$and: [</text:p>
      <text:p text:style-name="P28"><text:s text:c="9"/>{"user_id": 1}, {"Course_id": 1}</text:p>
      <text:p text:style-name="P28"><text:s text:c="6"/>]</text:p>
      <text:p text:style-name="P28"><text:s text:c="3"/>}</text:p>
      <text:p text:style-name="P34">).count() <text:s text:c="153"/></text:p>
      <text:p text:style-name="P28"/>
      <text:p text:style-name="P26">3. Number of user who has completed course. Course will be considered complete if all the</text:p>
      <text:p text:style-name="P26">question under all the assignment are answered</text:p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5:03:56.262013185</meta:creation-date>
    <dc:date>2019-07-12T20:57:48.284287544</dc:date>
    <meta:editing-duration>PT10H53M46S</meta:editing-duration>
    <meta:editing-cycles>130</meta:editing-cycles>
    <meta:generator>LibreOffice/6.0.7.3$Linux_X86_64 LibreOffice_project/00m0$Build-3</meta:generator>
    <meta:document-statistic meta:table-count="0" meta:image-count="0" meta:object-count="0" meta:page-count="6" meta:paragraph-count="219" meta:word-count="960" meta:character-count="7320" meta:non-whitespace-character-count="6218"/>
  </office:meta>
</office:document-meta>
</file>